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ystem" style:font-pitch="variable"/>
  </office:font-face-decls>
  <office:automatic-styles>
    <style:style style:name="P1" style:family="paragraph" style:parent-style-name="Heading_20_1">
      <style:paragraph-properties fo:line-height="0.483cm"/>
      <style:text-properties officeooo:paragraph-rsid="00127310"/>
    </style:style>
    <style:style style:name="P2" style:family="paragraph" style:parent-style-name="Standard">
      <style:paragraph-properties fo:margin-left="0.233cm" fo:margin-right="0cm" fo:line-height="0.483cm" fo:text-indent="0cm" style:auto-text-indent="false"/>
      <style:text-properties officeooo:paragraph-rsid="00127310"/>
    </style:style>
    <style:style style:name="P3" style:family="paragraph" style:parent-style-name="Heading_20_1">
      <style:paragraph-properties fo:margin-top="0.159cm" fo:margin-bottom="0cm" style:contextual-spacing="false"/>
      <style:text-properties fo:font-size="22pt" officeooo:paragraph-rsid="00127310" style:font-size-asian="22pt" style:font-size-complex="22pt"/>
    </style:style>
    <style:style style:name="P4" style:family="paragraph" style:parent-style-name="Heading_20_1">
      <style:text-properties officeooo:paragraph-rsid="00127310"/>
    </style:style>
    <style:style style:name="P5" style:family="paragraph" style:parent-style-name="Standard">
      <style:paragraph-properties fo:margin-left="0.233cm" fo:margin-right="0cm" fo:margin-top="0.007cm" fo:margin-bottom="0cm" style:contextual-spacing="false" fo:text-indent="0cm" style:auto-text-indent="false"/>
      <style:text-properties officeooo:paragraph-rsid="00127310"/>
    </style:style>
    <style:style style:name="P6" style:family="paragraph" style:parent-style-name="Standard">
      <style:paragraph-properties fo:margin-left="0.233cm" fo:margin-right="0cm" fo:text-indent="0cm" style:auto-text-indent="false"/>
      <style:text-properties officeooo:paragraph-rsid="00127310"/>
    </style:style>
    <style:style style:name="P7" style:family="paragraph" style:parent-style-name="Text_20_body">
      <style:paragraph-properties fo:margin-left="8.885cm" fo:margin-right="0cm" fo:margin-top="0.161cm" fo:margin-bottom="0cm" style:contextual-spacing="false" fo:text-indent="0cm" style:auto-text-indent="false"/>
      <style:text-properties officeooo:paragraph-rsid="00127310"/>
    </style:style>
    <style:style style:name="P8" style:family="paragraph" style:parent-style-name="Standard">
      <style:paragraph-properties fo:margin-left="0cm" fo:margin-right="0cm" fo:line-height="0.483cm" fo:text-indent="0cm" style:auto-text-indent="false"/>
      <style:text-properties fo:font-size="12pt" fo:letter-spacing="-0.009cm" fo:font-weight="bold" officeooo:paragraph-rsid="00127310" style:font-size-asian="12pt" style:font-weight-asian="bold"/>
    </style:style>
    <style:style style:name="P9" style:family="paragraph" style:parent-style-name="Standard">
      <style:paragraph-properties fo:margin-left="0.233cm" fo:margin-right="0cm" fo:line-height="0.483cm" fo:text-indent="0cm" style:auto-text-indent="false"/>
      <style:text-properties fo:font-size="12pt" fo:letter-spacing="-0.009cm" fo:font-weight="bold" officeooo:paragraph-rsid="00127310" style:font-size-asian="12pt" style:font-weight-asian="bold"/>
    </style:style>
    <style:style style:name="P10" style:family="paragraph" style:parent-style-name="Standard">
      <style:paragraph-properties fo:margin-left="0.233cm" fo:margin-right="0cm" fo:text-indent="0cm" style:auto-text-indent="false"/>
      <style:text-properties fo:font-size="12pt" fo:language="en" fo:country="US" officeooo:paragraph-rsid="00127310" style:font-size-asian="12pt"/>
    </style:style>
    <style:style style:name="P11" style:family="paragraph" style:parent-style-name="Text_20_body">
      <style:paragraph-properties fo:margin-top="0.012cm" fo:margin-bottom="0cm" style:contextual-spacing="false"/>
      <style:text-properties fo:font-size="12pt" fo:language="en" fo:country="US" officeooo:paragraph-rsid="00127310" style:font-size-asian="12pt"/>
    </style:style>
    <style:style style:name="P12" style:family="paragraph" style:parent-style-name="Standard">
      <style:paragraph-properties fo:margin-top="0.012cm" fo:margin-bottom="0cm" style:contextual-spacing="false"/>
      <style:text-properties fo:font-size="12pt" fo:language="en" fo:country="US" officeooo:rsid="0015a0bb" officeooo:paragraph-rsid="0015a0bb" style:font-size-asian="12pt"/>
    </style:style>
    <style:style style:name="P13" style:family="paragraph" style:parent-style-name="Standard">
      <style:paragraph-properties fo:margin-left="0.233cm" fo:margin-right="0cm" fo:text-indent="0cm" style:auto-text-indent="false"/>
      <style:text-properties fo:font-size="12pt" fo:language="en" fo:country="US" fo:font-weight="bold" officeooo:rsid="00231a38" officeooo:paragraph-rsid="00127310" style:font-size-asian="12pt" style:font-weight-asian="bold" style:font-weight-complex="bold"/>
    </style:style>
    <style:style style:name="P14" style:family="paragraph" style:parent-style-name="Standard">
      <style:paragraph-properties fo:margin-left="0.233cm" fo:margin-right="0cm" fo:text-indent="0cm" style:auto-text-indent="false"/>
      <style:text-properties fo:font-size="12pt" fo:language="en" fo:country="US" fo:font-weight="bold" officeooo:rsid="0024fa0e" officeooo:paragraph-rsid="00127310" style:font-size-asian="12pt" style:font-weight-asian="bold" style:font-weight-complex="bold"/>
    </style:style>
    <style:style style:name="P15" style:family="paragraph" style:parent-style-name="Standard">
      <style:paragraph-properties fo:margin-left="0.233cm" fo:margin-right="0cm" fo:text-indent="0cm" style:auto-text-indent="false"/>
      <style:text-properties fo:font-size="12pt" fo:language="en" fo:country="US" fo:font-weight="bold" officeooo:paragraph-rsid="00127310" style:font-size-asian="12pt" style:font-weight-asian="bold" style:font-weight-complex="bold"/>
    </style:style>
    <style:style style:name="P16" style:family="paragraph" style:parent-style-name="Text_20_body">
      <style:paragraph-properties fo:margin-top="0.012cm" fo:margin-bottom="0cm" style:contextual-spacing="false"/>
      <style:text-properties fo:font-size="12pt" fo:language="en" fo:country="US" fo:font-weight="bold" officeooo:rsid="001c3d81" officeooo:paragraph-rsid="001c3d81" style:font-size-asian="12pt" style:font-weight-asian="bold" style:font-weight-complex="bold"/>
    </style:style>
    <style:style style:name="P17" style:family="paragraph" style:parent-style-name="Text_20_body">
      <style:paragraph-properties fo:margin-top="0.007cm" fo:margin-bottom="0cm" style:contextual-spacing="false"/>
      <style:text-properties fo:font-size="12pt" officeooo:paragraph-rsid="00127310" style:font-size-asian="12pt"/>
    </style:style>
    <style:style style:name="P18" style:family="paragraph" style:parent-style-name="Standard">
      <style:paragraph-properties fo:margin-left="0cm" fo:margin-right="0cm" fo:text-align="justify" style:justify-single-word="false" fo:text-indent="0cm" style:auto-text-indent="false"/>
      <style:text-properties officeooo:paragraph-rsid="00127310"/>
    </style:style>
    <style:style style:name="P19" style:family="paragraph" style:parent-style-name="Text_20_body">
      <style:paragraph-properties fo:margin-top="0.019cm" fo:margin-bottom="0cm" style:contextual-spacing="false"/>
      <style:text-properties fo:font-size="5.5pt" fo:font-weight="bold" officeooo:paragraph-rsid="00127310" style:font-size-asian="5.5pt" style:font-weight-asian="bold"/>
    </style:style>
    <style:style style:name="P20" style:family="paragraph" style:parent-style-name="Text_20_body">
      <style:paragraph-properties fo:margin-top="0.018cm" fo:margin-bottom="0cm" style:contextual-spacing="false"/>
      <style:text-properties fo:font-size="14.5pt" fo:font-weight="bold" officeooo:paragraph-rsid="00127310" style:font-size-asian="14.5pt" style:font-weight-asian="bold"/>
    </style:style>
    <style:style style:name="P21" style:family="paragraph" style:parent-style-name="Text_20_body">
      <style:paragraph-properties fo:margin-top="0.012cm" fo:margin-bottom="0cm" style:contextual-spacing="false"/>
      <style:text-properties fo:font-size="10.5pt" fo:font-weight="bold" officeooo:paragraph-rsid="00127310" style:font-size-asian="10.5pt" style:font-weight-asian="bold"/>
    </style:style>
    <style:style style:name="P22" style:family="paragraph" style:parent-style-name="Standard">
      <loext:graphic-properties draw:fill="solid" draw:fill-color="#1e1f22"/>
      <style:paragraph-properties fo:orphans="2" fo:widows="2" fo:background-color="#1e1f22" fo:padding="0cm" fo:border="none"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d27fc"/>
    </style:style>
    <style:style style:name="P23" style:family="paragraph" style:parent-style-name="Standard">
      <style:paragraph-properties fo:margin-left="0cm" fo:margin-right="0cm" fo:text-align="justify" style:justify-single-word="false" fo:text-indent="0cm" style:auto-text-indent="false"/>
      <style:text-properties fo:font-size="12pt" fo:font-weight="bold" officeooo:paragraph-rsid="00127310" style:font-size-asian="12pt" style:font-weight-asian="bold"/>
    </style:style>
    <style:style style:name="P24" style:family="paragraph" style:parent-style-name="Standard">
      <loext:graphic-properties draw:fill="solid" draw:fill-color="#1e1f22"/>
      <style:paragraph-properties fo:orphans="2" fo:widows="2" fo:background-color="#1e1f22" fo:padding="0cm" fo:border="none"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bcbec4" loext:opacity="100%" style:font-name="JetBrains Mono" fo:font-size="10pt" fo:font-style="normal" fo:font-weight="normal" officeooo:paragraph-rsid="001d27fc" style:font-size-asian="10pt" style:font-style-asian="normal" style:font-weight-asian="normal"/>
    </style:style>
    <style:style style:name="P25" style:family="paragraph" style:parent-style-name="Standard">
      <loext:graphic-properties draw:fill="solid" draw:fill-color="#1e1f22"/>
      <style:paragraph-properties fo:orphans="2" fo:widows="2" fo:background-color="#1e1f22" fo:padding="0cm" fo:border="none"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d27fc"/>
    </style:style>
    <style:style style:name="P26" style:family="paragraph" style:parent-style-name="Standard">
      <style:paragraph-properties fo:margin-left="0.183cm" fo:margin-right="0cm" fo:text-indent="0cm" style:auto-text-indent="false"/>
      <style:text-properties officeooo:paragraph-rsid="00127310"/>
    </style:style>
    <style:style style:name="P27" style:family="paragraph" style:parent-style-name="Standard">
      <loext:graphic-properties draw:fill="solid" draw:fill-color="#1e1f22"/>
      <style:paragraph-properties fo:margin-left="0.183cm" fo:margin-right="0cm" fo:text-indent="0cm" style:auto-text-indent="false" fo:background-color="#1e1f22" fo:padding="0cm" fo:border="none" style:shadow="none"/>
      <style:text-properties officeooo:paragraph-rsid="00127310"/>
    </style:style>
    <style:style style:name="P28" style:family="paragraph" style:parent-style-name="Standard">
      <style:paragraph-properties fo:margin-left="0cm" fo:margin-right="0cm" fo:text-align="justify" style:justify-single-word="false" fo:text-indent="0cm" style:auto-text-indent="false"/>
      <style:text-properties officeooo:paragraph-rsid="00127310"/>
    </style:style>
    <style:style style:name="P29" style:family="paragraph" style:parent-style-name="Standard">
      <loext:graphic-properties draw:fill="solid" draw:fill-color="#1e1f22"/>
      <style:paragraph-properties fo:margin-left="0cm" fo:margin-right="0cm" fo:text-align="justify" style:justify-single-word="false" fo:text-indent="0cm" style:auto-text-indent="false" fo:background-color="#1e1f22" fo:padding="0cm" fo:border="none" style:shadow="none"/>
      <style:text-properties officeooo:paragraph-rsid="00127310"/>
    </style:style>
    <style:style style:name="P30" style:family="paragraph" style:parent-style-name="Text_20_body" style:master-page-name="Standard">
      <style:paragraph-properties fo:margin-left="8.885cm" fo:margin-right="0cm" fo:margin-top="0.123cm" fo:margin-bottom="0cm" style:contextual-spacing="false" fo:text-indent="0cm" style:auto-text-indent="false" style:page-number="auto"/>
      <style:text-properties officeooo:paragraph-rsid="00127310"/>
    </style:style>
    <style:style style:name="P31" style:family="paragraph" style:parent-style-name="Text_20_body">
      <style:paragraph-properties fo:margin-top="0.012cm" fo:margin-bottom="0cm" style:contextual-spacing="false"/>
      <style:text-properties fo:font-size="12pt" fo:language="en" fo:country="US" officeooo:paragraph-rsid="00127310" style:font-size-asian="12pt"/>
    </style:style>
    <style:style style:name="P32" style:family="paragraph" style:parent-style-name="Text_20_body">
      <style:paragraph-properties fo:margin-top="0.012cm" fo:margin-bottom="0cm" style:contextual-spacing="false"/>
      <style:text-properties fo:font-size="12pt" fo:language="en" fo:country="US" officeooo:rsid="0015a0bb" officeooo:paragraph-rsid="00127310" style:font-size-asian="12pt"/>
    </style:style>
    <style:style style:name="T1" style:family="text">
      <style:text-properties fo:font-size="12pt" fo:font-weight="bold" style:font-size-asian="12pt" style:font-weight-asian="bold"/>
    </style:style>
    <style:style style:name="T2" style:family="text">
      <style:text-properties fo:font-size="12pt" fo:letter-spacing="-0.007cm" fo:font-weight="bold" style:font-size-asian="12pt" style:font-weight-asian="bold"/>
    </style:style>
    <style:style style:name="T3" style:family="text">
      <style:text-properties fo:font-size="12pt" fo:letter-spacing="-0.007cm" fo:font-weight="bold" officeooo:rsid="002305e3" style:font-size-asian="12pt" style:font-weight-asian="bold"/>
    </style:style>
    <style:style style:name="T4" style:family="text">
      <style:text-properties fo:font-size="12pt" fo:letter-spacing="-0.009cm" fo:font-weight="bold" style:font-size-asian="12pt" style:font-weight-asian="bold"/>
    </style:style>
    <style:style style:name="T5" style:family="text">
      <style:text-properties fo:font-size="12pt" fo:letter-spacing="-0.009cm" fo:font-weight="bold" officeooo:rsid="0026af28" style:font-size-asian="12pt" style:font-weight-asian="bold"/>
    </style:style>
    <style:style style:name="T6" style:family="text">
      <style:text-properties fo:font-size="12pt" fo:letter-spacing="-0.014cm" fo:font-weight="bold" style:font-size-asian="12pt" style:font-weight-asian="bold"/>
    </style:style>
    <style:style style:name="T7" style:family="text">
      <style:text-properties fo:font-size="12pt" fo:font-style="italic" fo:font-weight="bold" style:font-size-asian="12pt" style:font-style-asian="italic" style:font-weight-asian="bold"/>
    </style:style>
    <style:style style:name="T8" style:family="text">
      <style:text-properties fo:font-size="12pt" fo:font-style="italic" fo:font-weight="bold" officeooo:rsid="00127310" style:font-size-asian="12pt" style:font-style-asian="italic" style:font-weight-asian="bold"/>
    </style:style>
    <style:style style:name="T9" style:family="text">
      <style:text-properties fo:font-size="12pt" fo:font-style="italic" fo:font-weight="bold" officeooo:rsid="002048fb" style:font-size-asian="12pt" style:font-style-asian="italic" style:font-weight-asian="bold"/>
    </style:style>
    <style:style style:name="T10" style:family="text">
      <style:text-properties fo:font-size="12pt" fo:font-style="italic" fo:font-weight="bold" officeooo:rsid="00234cc8" style:font-size-asian="12pt" style:font-style-asian="italic" style:font-weight-asian="bold"/>
    </style:style>
    <style:style style:name="T11" style:family="text">
      <style:text-properties fo:font-size="12pt" fo:letter-spacing="-0.018cm" fo:font-weight="bold" style:font-size-asian="12pt" style:font-weight-asian="bold"/>
    </style:style>
    <style:style style:name="T12" style:family="text">
      <style:text-properties fo:font-size="12pt" fo:letter-spacing="-0.016cm" fo:font-weight="bold" style:font-size-asian="12pt" style:font-weight-asian="bold"/>
    </style:style>
    <style:style style:name="T13" style:family="text">
      <style:text-properties fo:letter-spacing="-0.019cm"/>
    </style:style>
    <style:style style:name="T14" style:family="text">
      <style:text-properties fo:letter-spacing="-0.018cm"/>
    </style:style>
    <style:style style:name="T15" style:family="text">
      <style:text-properties fo:letter-spacing="-0.014cm"/>
    </style:style>
    <style:style style:name="T16" style:family="text">
      <style:text-properties fo:letter-spacing="-0.016cm"/>
    </style:style>
    <style:style style:name="T17" style:family="text">
      <style:text-properties fo:letter-spacing="-0.004cm"/>
    </style:style>
    <style:style style:name="T18" style:family="text">
      <style:text-properties fo:letter-spacing="-0.004cm" officeooo:rsid="00127310"/>
    </style:style>
    <style:style style:name="T19" style:family="text">
      <style:text-properties fo:letter-spacing="-0.004cm" officeooo:rsid="002048fb"/>
    </style:style>
    <style:style style:name="T20" style:family="text">
      <style:text-properties fo:letter-spacing="-0.004cm" officeooo:rsid="00234cc8"/>
    </style:style>
    <style:style style:name="T21" style:family="text">
      <style:text-properties fo:letter-spacing="-0.007cm"/>
    </style:style>
    <style:style style:name="T22" style:family="text">
      <style:text-properties fo:color="#bcbec4" loext:opacity="100%" style:font-name="JetBrains Mono" fo:font-size="10pt" fo:font-style="normal" fo:font-weight="normal" style:font-size-asian="10pt" style:font-style-asian="normal" style:font-weight-asian="normal"/>
    </style:style>
    <style:style style:name="T23" style:family="text">
      <style:text-properties fo:color="#bcbec4" loext:opacity="100%" style:font-name="JetBrains Mono" fo:font-size="10pt" fo:font-style="normal" fo:font-weight="normal" style:font-size-asian="10pt" style:font-style-asian="normal" style:font-weight-asian="normal"/>
    </style:style>
    <style:style style:name="T24" style:family="text">
      <style:text-properties fo:color="#6aab73" loext:opacity="100%" style:font-name="JetBrains Mono" fo:font-size="10pt" fo:font-style="normal" fo:font-weight="normal" style:font-size-asian="10pt" style:font-style-asian="normal" style:font-weight-asian="normal"/>
    </style:style>
    <style:style style:name="T25" style:family="text">
      <style:text-properties fo:color="#6aab73" loext:opacity="100%" style:font-name="JetBrains Mono" fo:font-size="10pt" fo:font-style="normal" fo:font-weight="normal" style:font-size-asian="10pt" style:font-style-asian="normal" style:font-weight-asian="normal"/>
    </style:style>
    <style:style style:name="T26"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27" style:family="text">
      <style:text-properties fo:color="#8888c6" loext:opacity="100%" style:font-name="JetBrains Mono" fo:font-size="10pt" fo:font-style="normal" fo:font-weight="normal" style:font-size-asian="10pt" style:font-style-asian="normal" style:font-weight-asian="normal"/>
    </style:style>
    <style:style style:name="T28" style:family="text">
      <style:text-properties fo:color="#8888c6" loext:opacity="100%" style:font-name="JetBrains Mono" fo:font-size="10pt" fo:font-style="normal" fo:font-weight="normal" style:font-size-asian="10pt" style:font-style-asian="normal" style:font-weight-asian="normal"/>
    </style:style>
    <style:style style:name="T29" style:family="text">
      <style:text-properties fo:color="#cf8e6d" loext:opacity="100%" style:font-name="JetBrains Mono" fo:font-size="10pt" fo:font-style="normal" fo:font-weight="normal" style:font-size-asian="10pt" style:font-style-asian="normal" style:font-weight-asian="normal"/>
    </style:style>
    <style:style style:name="T30" style:family="text">
      <style:text-properties fo:color="#cf8e6d" loext:opacity="100%" style:font-name="JetBrains Mono" fo:font-size="10pt" fo:font-style="normal" fo:font-weight="normal" style:font-size-asian="10pt" style:font-style-asian="normal" style:font-weight-asian="normal"/>
    </style:style>
    <style:style style:name="T31" style:family="text">
      <style:text-properties fo:color="#2aacb8" loext:opacity="100%" style:font-name="JetBrains Mono" fo:font-size="10pt" fo:font-style="normal" fo:font-weight="normal" style:font-size-asian="10pt" style:font-style-asian="normal" style:font-weight-asian="normal"/>
    </style:style>
    <style:style style:name="T32" style:family="text">
      <style:text-properties officeooo:rsid="002048fb"/>
    </style:style>
    <style:style style:name="T33" style:family="text">
      <style:text-properties fo:color="#5f826b" loext:opacity="100%" style:font-name="JetBrains Mono" fo:font-size="10pt" fo:font-style="italic" fo:font-weight="normal" style:font-size-asian="10pt" style:font-style-asian="italic" style:font-weight-asian="normal"/>
    </style:style>
    <style:style style:name="T34" style:family="text">
      <style:text-properties fo:color="#5f826b" loext:opacity="100%" style:font-name="JetBrains Mono" fo:font-size="10pt" fo:font-style="italic" fo:font-weight="normal" style:font-size-asian="10pt" style:font-style-asian="italic" style:font-weight-asian="normal"/>
    </style:style>
    <style:style style:name="T35" style:family="text">
      <style:text-properties fo:color="#5f826b" loext:opacity="100%" style:font-name="JetBrains Mono" fo:font-size="10pt" fo:font-style="italic" fo:font-weight="normal" officeooo:rsid="0023aaf3" style:font-size-asian="10pt" style:font-style-asian="italic" style:font-weight-asian="normal"/>
    </style:style>
    <style:style style:name="T36" style:family="text">
      <style:text-properties fo:color="#5f826b" loext:opacity="100%" style:font-name="JetBrains Mono" fo:font-size="12pt" fo:font-style="italic" fo:font-weight="bold" officeooo:rsid="0023aaf3" style:font-size-asian="12pt" style:font-style-asian="italic" style:font-weight-asian="bold"/>
    </style:style>
    <style:style style:name="T37" style:family="text">
      <style:text-properties officeooo:rsid="002305e3"/>
    </style:style>
    <style:style style:name="T38" style:family="text">
      <style:text-properties fo:color="#7a7e85" loext:opacity="100%" style:font-name="JetBrains Mono" fo:font-size="10pt" fo:font-style="normal" fo:font-weight="normal" style:font-size-asian="10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Студент<text:span text:style-name="T13"> </text:span>группы<text:span text:style-name="T14"> </text:span>ИС-22<text:span text:style-name="T15"> </text:span>Зоренко<text:span text:style-name="T16"> </text:span>Константин<text:span text:style-name="T13"> </text:span>Сергеевич.</text:p>
      <text:p text:style-name="P17"/>
      <text:h text:style-name="P1" text:outline-level="1">Практическое<text:span text:style-name="T17"> </text:span>занятие<text:span text:style-name="T21"> </text:span>№<text:span text:style-name="T17"> </text:span><text:span text:style-name="T18">1</text:span><text:span text:style-name="T20">5</text:span></text:h>
      <text:p text:style-name="P2"><text:span text:style-name="T1">Тема:</text:span><text:span text:style-name="T5">составление программ с использованием регулярных выражений в IDE PyCharm Community.</text:span></text:p>
      <text:p text:style-name="P8"/>
      <text:p text:style-name="P9"/>
      <text:p text:style-name="P9">Количество часов: <text:span text:style-name="T37">2</text:span>. </text:p>
      <text:p text:style-name="P9"/>
      <text:p text:style-name="P2"><text:span text:style-name="T4">Цели практического занятия: </text:span>закрепить усвоенные знания, понятия, алгоритмы, основные принципы составления программ, приобрести навыки составление программ с использованием с использованием регулярных выражений вIDE PyCharm Community.</text:p>
      <text:p text:style-name="P9"/>
      <text:p text:style-name="P18"><text:span text:style-name="T1"><text:s text:c="2"/>Постановка</text:span><text:span text:style-name="T6"> </text:span><text:span text:style-name="T1">задачи: </text:span></text:p>
      <text:p text:style-name="P29"><text:span text:style-name="T36">Создать БД «телемастер» </text:span><text:span text:style-name="T33">Для автоматического контроля работ по ремонту бытовой техники. БД должна со</text:span><text:span text:style-name="T35">д</text:span><text:span text:style-name="T33">ержать таблицу ремонт телевизоров, имеющую следующую структуру записи: Марка телевизора, Завод-производитель, Цена, Дата ремонта, Документ, Мастер, Сумма оплаты.</text:span></text:p>
      <text:p text:style-name="P18"><text:span text:style-name="T1"/></text:p>
      <text:p text:style-name="P23"/>
      <text:h text:style-name="P3" text:outline-level="1"/>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7">Студент<text:span text:style-name="T13"> </text:span>группы<text:span text:style-name="T14"> </text:span>ИС-22<text:span text:style-name="T15"> </text:span>Зоренко<text:span text:style-name="T16"> </text:span>Константин<text:span text:style-name="T13"> </text:span>Сергеевич.</text:p>
      <text:p text:style-name="P5"><text:span text:style-name="T7">PZ_</text:span><text:span text:style-name="T8">1</text:span><text:span text:style-name="T10">5</text:span></text:p>
      <text:h text:style-name="P4" text:outline-level="1">Текст<text:span text:style-name="T15"> </text:span>программы:</text:h>
      <text:p text:style-name="P27"><text:span text:style-name="T33">"""</text:span><text:line-break/><text:line-break/><text:span text:style-name="T33">/*телемастерская -&gt;</text:span><text:line-break/><text:span text:style-name="T33">/*telemaster</text:span><text:line-break/><text:line-break/><text:span text:style-name="T33">"""</text:span><text:line-break/><text:span text:style-name="T38">#Сделал для того чтобы в терминале глазкам было смотреть приятнее</text:span><text:line-break/><text:span text:style-name="T29">class </text:span><text:span text:style-name="T22">color:</text:span><text:line-break/><text:span text:style-name="T22"> <text:s text:c="3"/>PURPLE = </text:span><text:span text:style-name="T24">'</text:span><text:span text:style-name="T29">\033</text:span><text:span text:style-name="T24">[95m'</text:span><text:line-break/><text:span text:style-name="T24"> <text:s text:c="3"/></text:span><text:span text:style-name="T22">CYAN = </text:span><text:span text:style-name="T24">'</text:span><text:span text:style-name="T29">\033</text:span><text:span text:style-name="T24">[96m'</text:span><text:line-break/><text:span text:style-name="T24"> <text:s text:c="3"/></text:span><text:span text:style-name="T22">DARKCYAN = </text:span><text:span text:style-name="T24">'</text:span><text:span text:style-name="T29">\033</text:span><text:span text:style-name="T24">[36m'</text:span><text:line-break/><text:span text:style-name="T24"> <text:s text:c="3"/></text:span><text:span text:style-name="T22">BLUE = </text:span><text:span text:style-name="T24">'</text:span><text:span text:style-name="T29">\033</text:span><text:span text:style-name="T24">[94m'</text:span><text:line-break/><text:span text:style-name="T24"> <text:s text:c="3"/></text:span><text:span text:style-name="T22">GREEN = </text:span><text:span text:style-name="T24">'</text:span><text:span text:style-name="T29">\033</text:span><text:span text:style-name="T24">[92m'</text:span><text:line-break/><text:span text:style-name="T24"> <text:s text:c="3"/></text:span><text:span text:style-name="T22">YELLOW = </text:span><text:span text:style-name="T24">'</text:span><text:span text:style-name="T29">\033</text:span><text:span text:style-name="T24">[93m'</text:span><text:line-break/><text:span text:style-name="T24"> <text:s text:c="3"/></text:span><text:span text:style-name="T22">RED = </text:span><text:span text:style-name="T24">'</text:span><text:span text:style-name="T29">\033</text:span><text:span text:style-name="T24">[91m'</text:span><text:line-break/><text:span text:style-name="T24"> <text:s text:c="3"/></text:span><text:span text:style-name="T22">BOLD = </text:span><text:span text:style-name="T24">'</text:span><text:span text:style-name="T29">\033</text:span><text:span text:style-name="T24">[1m'</text:span><text:line-break/><text:span text:style-name="T24"> <text:s text:c="3"/></text:span><text:span text:style-name="T22">UNDERLINE = </text:span><text:span text:style-name="T24">'</text:span><text:span text:style-name="T29">\033</text:span><text:span text:style-name="T24">[4m'</text:span><text:line-break/><text:span text:style-name="T24"> <text:s text:c="3"/></text:span><text:span text:style-name="T22">END = </text:span><text:span text:style-name="T24">'</text:span><text:span text:style-name="T29">\033</text:span><text:span text:style-name="T24">[0m'</text:span><text:line-break/><text:line-break/><text:span text:style-name="T29">import </text:span><text:span text:style-name="T22">sqlite3</text:span><text:line-break/><text:span text:style-name="T29">from </text:span><text:span text:style-name="T22">mark </text:span><text:span text:style-name="T29">import </text:span><text:span text:style-name="T22">mark_list</text:span><text:line-break/><text:span text:style-name="T29">with </text:span><text:span text:style-name="T22">sqlite3.Connection(</text:span><text:span text:style-name="T24">"database.db"</text:span><text:span text:style-name="T22">)</text:span><text:span text:style-name="T29">as </text:span><text:span text:style-name="T22">cur:</text:span><text:line-break/><text:span text:style-name="T22"> <text:s text:c="3"/>con = cur.cursor()</text:span><text:line-break/><text:span text:style-name="T22"> <text:s text:c="3"/>con.execute(</text:span><text:span text:style-name="T24">"DROP TABLE IF EXISTS users"</text:span><text:span text:style-name="T22">)</text:span><text:line-break/><text:span text:style-name="T22"> <text:s text:c="3"/>con.execute(</text:span><text:span text:style-name="T24">"""CREATE TABLE IF NOT EXISTS users(</text:span><text:line-break/><text:span text:style-name="T24"> <text:s text:c="3"/>prod_id INTEGER PRIMARY KEY AUTOINCREMENT,</text:span><text:line-break/><text:span text:style-name="T24"> <text:s text:c="3"/>mark TEXT NOT NULL DEFAULT 'Default',</text:span><text:line-break/><text:span text:style-name="T24"> <text:s text:c="3"/>manufacture TEXT NOT NULL DEFAULT 'Default',</text:span><text:line-break/><text:span text:style-name="T24"> <text:s text:c="3"/>price INTEGER,</text:span><text:line-break/><text:span text:style-name="T24"> <text:s text:c="3"/>data DATA,</text:span><text:line-break/><text:span text:style-name="T24"> <text:s text:c="3"/>document TEXT,</text:span><text:line-break/><text:span text:style-name="T24"> <text:s text:c="3"/>master TEXT,</text:span><text:line-break/><text:span text:style-name="T24"> <text:s text:c="3"/>cheque INTEGER</text:span><text:line-break/><text:span text:style-name="T24"> <text:s text:c="3"/>)"""</text:span><text:span text:style-name="T22">)</text:span><text:line-break/><text:line-break/><text:span text:style-name="T24">""" <text:s text:c="3"/>con.execute("INSERT INTO users VALUES(1,'JVC', 'JVC', 20000, 2000-01-01, 'Лицензия''гарантийный талон''инструкция', 'Тимофей', 11000)")</text:span><text:line-break/><text:line-break/><text:span text:style-name="T24"> <text:s text:c="3"/>con.execute("INSERT INTO users VALUES(2,'JVC', 'JVC', 80000, 2000-01-01, 'Лицензия''гарантийный талон''инструкция', 'Тимофей', 50000)")</text:span><text:line-break/><text:line-break/><text:span text:style-name="T24"> <text:s text:c="3"/>con.execute("INSERT INTO users VALUES(3,'JVC', 'JVC', 50000, 2000-01-01, 'Лицензия''гарантийный талон''инструкция', 'Тимофей', 20000)")</text:span><text:line-break/><text:line-break/><text:span text:style-name="T24"> <text:s text:c="3"/>con.execute("SELECT * FROM users")</text:span><text:line-break/><text:span text:style-name="T24"> <text:s text:c="3"/>result = con.fetchall()</text:span><text:line-break/><text:soft-page-break/><text:span text:style-name="T24"> <text:s text:c="3"/>print(f"МЫ ПОЛУЧАЕМ ТРИ ИНСЕРТА, ДАЛЕЕ БУДЕТ РАБОТА НЕПОСРЕДСТВЕННО С ИМПОРТИРОВАННОЙ ДАТА БАЗОЙ)</text:span><text:span text:style-name="T29">\n</text:span><text:span text:style-name="T24">{result}</text:span><text:span text:style-name="T29">\n</text:span><text:span text:style-name="T24">"+"-"*264)"""</text:span><text:line-break/><text:line-break/><text:line-break/><text:span text:style-name="T29">with </text:span><text:span text:style-name="T22">sqlite3.Connection(</text:span><text:span text:style-name="T24">'database.db'</text:span><text:span text:style-name="T22">) </text:span><text:span text:style-name="T29">as </text:span><text:span text:style-name="T22">cur:</text:span><text:line-break/><text:span text:style-name="T22"> <text:s text:c="3"/>con = cur.cursor()</text:span><text:line-break/><text:span text:style-name="T22"> <text:s text:c="3"/>con.executemany(</text:span><text:span text:style-name="T24">"INSERT INTO users VALUES(?, ?, ?, ?, ?, ?, ?, ?)"</text:span><text:span text:style-name="T22">, mark_list)</text:span><text:line-break/><text:span text:style-name="T22"> <text:s text:c="3"/>con.execute(</text:span><text:span text:style-name="T24">"SELECT * FROM users"</text:span><text:span text:style-name="T22">)</text:span><text:line-break/><text:span text:style-name="T22"> <text:s text:c="3"/>data = con.fetchall()</text:span><text:line-break/><text:line-break/><text:span text:style-name="T22"> <text:s text:c="3"/></text:span><text:span text:style-name="T27">print</text:span><text:span text:style-name="T22">(color.DARKCYAN + </text:span><text:span text:style-name="T24">"-" </text:span><text:span text:style-name="T22">* </text:span><text:span text:style-name="T31">264</text:span><text:span text:style-name="T22">)</text:span><text:line-break/><text:span text:style-name="T22"> <text:s text:c="3"/></text:span><text:span text:style-name="T27">print</text:span><text:span text:style-name="T22">(</text:span><text:span text:style-name="T24">f"</text:span><text:span text:style-name="T29">{</text:span><text:span text:style-name="T22">color.DARKCYAN</text:span><text:span text:style-name="T29">}{</text:span><text:span text:style-name="T22">color.BOLD</text:span><text:span text:style-name="T29">}</text:span><text:span text:style-name="T24">| Вставка моего списка на 10 штук: </text:span><text:span text:style-name="T29">\n</text:span><text:span text:style-name="T24">| </text:span><text:span text:style-name="T29">{</text:span><text:span text:style-name="T22">data</text:span><text:span text:style-name="T29">}\n</text:span><text:span text:style-name="T24">"</text:span><text:span text:style-name="T22">+</text:span><text:span text:style-name="T24">"-"</text:span><text:span text:style-name="T22">*</text:span><text:span text:style-name="T31">264</text:span><text:span text:style-name="T22">+</text:span><text:span text:style-name="T24">"</text:span><text:span text:style-name="T29">\n</text:span><text:span text:style-name="T24">"</text:span><text:span text:style-name="T22">*</text:span><text:span text:style-name="T31">2</text:span><text:span text:style-name="T22">)</text:span><text:line-break/><text:line-break/><text:line-break/><text:span text:style-name="T29">with </text:span><text:span text:style-name="T22">sqlite3.Connection(</text:span><text:span text:style-name="T24">'database.db'</text:span><text:span text:style-name="T22">)</text:span><text:span text:style-name="T29">as </text:span><text:span text:style-name="T22">cur:</text:span><text:line-break/><text:span text:style-name="T22"> <text:s text:c="3"/>con = cur.cursor()</text:span><text:line-break/><text:span text:style-name="T22"> <text:s text:c="3"/>con.execute(</text:span><text:span text:style-name="T24">"SELECT master, data, mark FROM users ORDER BY data DESC"</text:span><text:span text:style-name="T22">)</text:span><text:line-break/><text:span text:style-name="T22"> <text:s text:c="3"/>info_master = con.fetchall()</text:span><text:line-break/><text:span text:style-name="T22"> <text:s text:c="3"/></text:span><text:span text:style-name="T27">print</text:span><text:span text:style-name="T22">(</text:span><text:span text:style-name="T24">"-" </text:span><text:span text:style-name="T22">* </text:span><text:span text:style-name="T31">264</text:span><text:span text:style-name="T22">)</text:span><text:line-break/><text:span text:style-name="T22"> <text:s text:c="3"/></text:span><text:span text:style-name="T27">print</text:span><text:span text:style-name="T22">(</text:span><text:span text:style-name="T24">f"</text:span><text:span text:style-name="T29">{</text:span><text:span text:style-name="T22">color.DARKCYAN</text:span><text:span text:style-name="T29">}{</text:span><text:span text:style-name="T22">color.BOLD</text:span><text:span text:style-name="T29">}</text:span><text:span text:style-name="T24">| МАСТЕРА И ИНФОРМАЦИЯ О ИХ ПРОДЕЛАННОЙ РАБОТЕ:</text:span><text:span text:style-name="T29">\n</text:span><text:span text:style-name="T24">| </text:span><text:span text:style-name="T29">{</text:span><text:span text:style-name="T22">info_master</text:span><text:span text:style-name="T29">}\n</text:span><text:span text:style-name="T24">"</text:span><text:span text:style-name="T22">+</text:span><text:span text:style-name="T24">"-"</text:span><text:span text:style-name="T22">*</text:span><text:span text:style-name="T31">264</text:span><text:span text:style-name="T22">+</text:span><text:span text:style-name="T24">"</text:span><text:span text:style-name="T29">\n</text:span><text:span text:style-name="T24">"</text:span><text:span text:style-name="T22">*</text:span><text:span text:style-name="T31">2</text:span><text:span text:style-name="T22">)</text:span><text:line-break/><text:span text:style-name="T22"> <text:s text:c="3"/>con.execute(</text:span><text:span text:style-name="T24">"SELECT master, data, mark FROM users ORDER BY data DESC"</text:span><text:span text:style-name="T22">)</text:span><text:line-break/><text:span text:style-name="T22"> <text:s text:c="3"/>last_master = con.fetchmany(</text:span><text:span text:style-name="T31">1</text:span><text:span text:style-name="T22">)</text:span><text:line-break/><text:span text:style-name="T22"> <text:s text:c="3"/></text:span><text:span text:style-name="T27">print</text:span><text:span text:style-name="T22">(</text:span><text:span text:style-name="T24">"-" </text:span><text:span text:style-name="T22">* </text:span><text:span text:style-name="T31">264</text:span><text:span text:style-name="T22">)</text:span><text:line-break/><text:span text:style-name="T22"> <text:s text:c="3"/></text:span><text:span text:style-name="T27">print</text:span><text:span text:style-name="T22">(</text:span><text:span text:style-name="T24">f"</text:span><text:span text:style-name="T29">{</text:span><text:span text:style-name="T22">color.DARKCYAN</text:span><text:span text:style-name="T29">}{</text:span><text:span text:style-name="T22">color.BOLD</text:span><text:span text:style-name="T29">}</text:span><text:span text:style-name="T24">| Последний работавший сотрудник(задействована дата)</text:span><text:span text:style-name="T29">\n</text:span><text:span text:style-name="T24">| </text:span><text:span text:style-name="T29">{</text:span><text:span text:style-name="T22">last_master</text:span><text:span text:style-name="T29">}\n</text:span><text:span text:style-name="T24">"</text:span><text:span text:style-name="T22">+</text:span><text:span text:style-name="T24">"-"</text:span><text:span text:style-name="T22">*</text:span><text:span text:style-name="T31">264</text:span><text:span text:style-name="T22">+</text:span><text:span text:style-name="T24">"</text:span><text:span text:style-name="T29">\n</text:span><text:span text:style-name="T24">"</text:span><text:span text:style-name="T22">*</text:span><text:span text:style-name="T31">2</text:span><text:span text:style-name="T22">)</text:span><text:line-break/><text:line-break/><text:line-break/><text:span text:style-name="T29">with </text:span><text:span text:style-name="T22">sqlite3.Connection(</text:span><text:span text:style-name="T24">'database.db'</text:span><text:span text:style-name="T22">)</text:span><text:span text:style-name="T29">as </text:span><text:span text:style-name="T22">cur:</text:span><text:line-break/><text:span text:style-name="T22"> <text:s text:c="3"/>con = cur.cursor()</text:span><text:line-break/><text:span text:style-name="T22"> <text:s text:c="3"/>con.execute(</text:span><text:span text:style-name="T24">"SELECT * FROM users WHERE price &gt; 40000 AND master = 'Игорь'"</text:span><text:span text:style-name="T22">)</text:span><text:line-break/><text:span text:style-name="T22"> <text:s text:c="3"/>master_check_norma = con.fetchall()</text:span><text:line-break/><text:span text:style-name="T22"> <text:s text:c="3"/></text:span><text:span text:style-name="T27">print</text:span><text:span text:style-name="T22">(</text:span><text:span text:style-name="T24">"-" </text:span><text:span text:style-name="T22">* </text:span><text:span text:style-name="T31">264</text:span><text:span text:style-name="T22">)</text:span><text:line-break/><text:span text:style-name="T22"> <text:s text:c="3"/></text:span><text:span text:style-name="T27">print</text:span><text:span text:style-name="T22">(</text:span><text:span text:style-name="T24">f"</text:span><text:span text:style-name="T29">{</text:span><text:span text:style-name="T22">color.DARKCYAN</text:span><text:span text:style-name="T29">}{</text:span><text:span text:style-name="T22">color.BOLD</text:span><text:span text:style-name="T29">}</text:span><text:span text:style-name="T24">| ТУТ МЫ СМОТРИМ КАКИЕ ИГОРЁК БРАЛ ЗАКАЗЫ, КОТОРЫЕ БЫ ХОРОШО СКЛАДЫВАЛИСЬ НА ЕГО ЗАРПЛАТЕ</text:span><text:span text:style-name="T29">\n</text:span><text:span text:style-name="T24">| </text:span><text:span text:style-name="T29">{</text:span><text:span text:style-name="T22">master_check_norma</text:span><text:span text:style-name="T29">}\n</text:span><text:span text:style-name="T24">"</text:span><text:span text:style-name="T22">+</text:span><text:span text:style-name="T24">"-"</text:span><text:span text:style-name="T22">*</text:span><text:span text:style-name="T31">264</text:span><text:span text:style-name="T22">+</text:span><text:span text:style-name="T24">"</text:span><text:span text:style-name="T29">\n</text:span><text:span text:style-name="T24">"</text:span><text:span text:style-name="T22">*</text:span><text:span text:style-name="T31">2</text:span><text:span text:style-name="T22">)</text:span><text:line-break/><text:span text:style-name="T22"> <text:s text:c="3"/></text:span><text:span text:style-name="T29">with </text:span><text:span text:style-name="T22">sqlite3.connect(</text:span><text:span text:style-name="T24">'database.db'</text:span><text:span text:style-name="T22">)</text:span><text:span text:style-name="T29">as </text:span><text:span text:style-name="T22">cur:</text:span><text:line-break/><text:span text:style-name="T22"> <text:s text:c="7"/>con = cur.cursor()</text:span><text:line-break/><text:span text:style-name="T22"> <text:s text:c="7"/>con.execute(</text:span><text:span text:style-name="T24">"SELECT * FROM users WHERE price &lt; 40000 AND master = 'Игорь'"</text:span><text:span text:style-name="T22">)</text:span><text:line-break/><text:span text:style-name="T22"> <text:s text:c="7"/>master_check_min = con.fetchall()</text:span><text:line-break/><text:span text:style-name="T22"> <text:s text:c="7"/></text:span><text:span text:style-name="T27">print</text:span><text:span text:style-name="T22">(</text:span><text:span text:style-name="T24">"-"</text:span><text:span text:style-name="T22">*</text:span><text:span text:style-name="T31">264</text:span><text:span text:style-name="T22">)</text:span><text:line-break/><text:span text:style-name="T22"> <text:s text:c="7"/></text:span><text:span text:style-name="T27">print</text:span><text:span text:style-name="T22">(</text:span><text:span text:style-name="T24">f"</text:span><text:span text:style-name="T29">{</text:span><text:span text:style-name="T22">color.BOLD</text:span><text:span text:style-name="T29">}</text:span><text:span text:style-name="T24">| ТУТ МЫ СМОТРИМ КАКИЕ ИГОРЁК БРАЛ ЗАКАЗЫ, ОПЛАТА КОТОРЫХ БЫЛА НИЗКОЙ</text:span><text:span text:style-name="T29">\n</text:span><text:span text:style-name="T24">| </text:span><text:span text:style-name="T29">{</text:span><text:span text:style-name="T22">master_check_min</text:span><text:span text:style-name="T29">}\n</text:span><text:span text:style-name="T24">"</text:span><text:span text:style-name="T22">+</text:span><text:span text:style-name="T24">"-"</text:span><text:span text:style-name="T22">*</text:span><text:span text:style-name="T31">264</text:span><text:span text:style-name="T22">+</text:span><text:span text:style-name="T24">"</text:span><text:span text:style-name="T29">\n</text:span><text:span text:style-name="T24">"</text:span><text:span text:style-name="T22">*</text:span><text:span text:style-name="T31">2</text:span><text:span text:style-name="T22">)</text:span><text:line-break/><text:line-break/><text:line-break/><text:span text:style-name="T29">with </text:span><text:span text:style-name="T22">sqlite3.Connection(</text:span><text:span text:style-name="T24">'database.db'</text:span><text:span text:style-name="T22">)</text:span><text:span text:style-name="T29">as </text:span><text:span text:style-name="T22">cur:</text:span><text:line-break/><text:span text:style-name="T22"> <text:s text:c="3"/>con = cur.cursor()</text:span><text:line-break/><text:span text:style-name="T22"> <text:s text:c="3"/>con.execute(</text:span><text:span text:style-name="T24">"SELECT * FROM users WHERE master = 'Игорь' AND price &gt; 30000"</text:span><text:span text:style-name="T22">)</text:span><text:line-break/><text:span text:style-name="T22"> <text:s text:c="3"/>old_name = con.fetchone()</text:span><text:line-break/><text:span text:style-name="T22"> <text:s text:c="3"/>con.execute(</text:span><text:span text:style-name="T24">"UPDATE users SET master = 'Игорявый' WHERE master = 'Игорь' AND price &gt; 30000"</text:span><text:span text:style-name="T22">)</text:span><text:line-break/><text:span text:style-name="T22"> <text:s text:c="3"/></text:span><text:span text:style-name="T27">print</text:span><text:span text:style-name="T22">(</text:span><text:span text:style-name="T24">"-"</text:span><text:span text:style-name="T22">*</text:span><text:span text:style-name="T31">264</text:span><text:span text:style-name="T22">)</text:span><text:line-break/><text:span text:style-name="T22"> <text:s text:c="3"/></text:span><text:span text:style-name="T27">print</text:span><text:span text:style-name="T22">(</text:span><text:span text:style-name="T24">f"| Имя которое было у сотрудника изначально -&gt;</text:span><text:span text:style-name="T29">\n</text:span><text:span text:style-name="T24">| </text:span><text:span text:style-name="T29">{</text:span><text:span text:style-name="T22">old_name</text:span><text:span text:style-name="T29">}\n</text:span><text:span text:style-name="T24">|"</text:span><text:span text:style-name="T22">)</text:span><text:line-break/><text:soft-page-break/><text:span text:style-name="T22"> <text:s text:c="3"/>con.execute(</text:span><text:span text:style-name="T24">"SELECT * FROM users WHERE master = 'Игорявый' AND price &gt; 30000"</text:span><text:span text:style-name="T22">)</text:span><text:line-break/><text:span text:style-name="T22"> <text:s text:c="3"/>new_name = con.fetchone()</text:span><text:line-break/><text:span text:style-name="T22"> <text:s text:c="3"/></text:span><text:span text:style-name="T27">print</text:span><text:span text:style-name="T22">(</text:span><text:span text:style-name="T24">f"| Изменения имени -&gt;</text:span><text:span text:style-name="T29">\n</text:span><text:span text:style-name="T24">| </text:span><text:span text:style-name="T29">{</text:span><text:span text:style-name="T22">new_name</text:span><text:span text:style-name="T29">}\n</text:span><text:span text:style-name="T24">"</text:span><text:span text:style-name="T22">+</text:span><text:span text:style-name="T24">"-"</text:span><text:span text:style-name="T22">*</text:span><text:span text:style-name="T31">264</text:span><text:span text:style-name="T22">+</text:span><text:span text:style-name="T24">"</text:span><text:span text:style-name="T29">\n</text:span><text:span text:style-name="T24">"</text:span><text:span text:style-name="T22">*</text:span><text:span text:style-name="T31">2</text:span><text:span text:style-name="T22">)</text:span><text:line-break/><text:line-break/><text:line-break/><text:span text:style-name="T29">with </text:span><text:span text:style-name="T22">sqlite3.connect(</text:span><text:span text:style-name="T24">'database.db'</text:span><text:span text:style-name="T22">)</text:span><text:span text:style-name="T29">as </text:span><text:span text:style-name="T22">cur:</text:span><text:line-break/><text:span text:style-name="T22"> <text:s text:c="3"/>con = cur.cursor()</text:span><text:line-break/><text:span text:style-name="T22"> <text:s text:c="3"/>con.execute(</text:span><text:span text:style-name="T24">"SELECT mark, manufacture FROM users WHERE mark = 'Logitek'"</text:span><text:span text:style-name="T22">)</text:span><text:line-break/><text:span text:style-name="T22"> <text:s text:c="3"/>UNO_CARD = con.fetchone()</text:span><text:line-break/><text:span text:style-name="T22"> <text:s text:c="3"/></text:span><text:span text:style-name="T27">print</text:span><text:span text:style-name="T22">(</text:span><text:span text:style-name="T24">"-" </text:span><text:span text:style-name="T22">* </text:span><text:span text:style-name="T31">264</text:span><text:span text:style-name="T22">)</text:span><text:line-break/><text:span text:style-name="T22"> <text:s text:c="3"/></text:span><text:span text:style-name="T27">print</text:span><text:span text:style-name="T22">(</text:span><text:span text:style-name="T24">f"| Старая марка, которая была изначальной -&gt; (1 значение - Марка, 2 значение - Производитель) </text:span><text:span text:style-name="T29">\n</text:span><text:span text:style-name="T24">| </text:span><text:span text:style-name="T29">{</text:span><text:span text:style-name="T22">UNO_CARD</text:span><text:span text:style-name="T29">}\n</text:span><text:span text:style-name="T24">|"</text:span><text:span text:style-name="T22">)</text:span><text:line-break/><text:span text:style-name="T22"> <text:s text:c="3"/>con.execute(</text:span><text:span text:style-name="T24">"UPDATE users SET mark = 'LG' AND manufacture = 'LG' WHERE mark = 'Logitek'"</text:span><text:span text:style-name="T22">)</text:span><text:line-break/><text:span text:style-name="T22"> <text:s text:c="3"/>con.execute(</text:span><text:span text:style-name="T24">"SELECT mark, manufacture FROM users WHERE mark = 'LG'"</text:span><text:span text:style-name="T22">)</text:span><text:line-break/><text:span text:style-name="T22"> <text:s text:c="3"/>UNO_REVERSE = con.fetchone()</text:span><text:line-break/><text:span text:style-name="T22"> <text:s text:c="3"/></text:span><text:span text:style-name="T27">print</text:span><text:span text:style-name="T22">(</text:span><text:span text:style-name="T24">f"| Изменения в марке, а так же в производителе -&gt; (1 значение - Марка, 2 значение - Производитель) </text:span><text:span text:style-name="T29">\n</text:span><text:span text:style-name="T24">| </text:span><text:span text:style-name="T29">{</text:span><text:span text:style-name="T22">UNO_REVERSE</text:span><text:span text:style-name="T29">}\n</text:span><text:span text:style-name="T24">"</text:span><text:span text:style-name="T22">+</text:span><text:span text:style-name="T24">"-"</text:span><text:span text:style-name="T22">*</text:span><text:span text:style-name="T31">264</text:span><text:span text:style-name="T22">+</text:span><text:span text:style-name="T24">"</text:span><text:span text:style-name="T29">\n</text:span><text:span text:style-name="T24">"</text:span><text:span text:style-name="T22">*</text:span><text:span text:style-name="T31">2</text:span><text:span text:style-name="T22">)</text:span><text:line-break/><text:line-break/><text:line-break/><text:span text:style-name="T29">with </text:span><text:span text:style-name="T22">sqlite3.connect(</text:span><text:span text:style-name="T24">'database.db'</text:span><text:span text:style-name="T22">)</text:span><text:span text:style-name="T29">as </text:span><text:span text:style-name="T22">cur:</text:span><text:line-break/><text:span text:style-name="T22"> <text:s text:c="3"/>con = cur.cursor()</text:span><text:line-break/><text:span text:style-name="T22"> <text:s text:c="3"/>con.execute(</text:span><text:span text:style-name="T24">"SELECT document FROM users"</text:span><text:span text:style-name="T22">)</text:span><text:line-break/><text:span text:style-name="T22"> <text:s text:c="3"/>document_old = con.fetchone()</text:span><text:line-break/><text:span text:style-name="T22"> <text:s text:c="3"/></text:span><text:span text:style-name="T27">print</text:span><text:span text:style-name="T22">(</text:span><text:span text:style-name="T24">"-" </text:span><text:span text:style-name="T22">* </text:span><text:span text:style-name="T31">264</text:span><text:span text:style-name="T22">)</text:span><text:line-break/><text:span text:style-name="T22"> <text:s text:c="3"/></text:span><text:span text:style-name="T27">print</text:span><text:span text:style-name="T22">(</text:span><text:span text:style-name="T24">f"| Изначальное оформление документов -&gt; </text:span><text:span text:style-name="T29">\n</text:span><text:span text:style-name="T24">| </text:span><text:span text:style-name="T29">{</text:span><text:span text:style-name="T22">document_old</text:span><text:span text:style-name="T29">}\n</text:span><text:span text:style-name="T24">|"</text:span><text:span text:style-name="T22">)</text:span><text:line-break/><text:span text:style-name="T22"> <text:s text:c="3"/>con.execute(</text:span><text:span text:style-name="T24">"UPDATE users SET document = 'Паспорт на холодильник'"</text:span><text:span text:style-name="T22">)</text:span><text:line-break/><text:span text:style-name="T22"> <text:s text:c="3"/>con.execute(</text:span><text:span text:style-name="T24">"SELECT document FROM users"</text:span><text:span text:style-name="T22">)</text:span><text:line-break/><text:span text:style-name="T22"> <text:s text:c="3"/>document_new = con.fetchone()</text:span><text:line-break/><text:span text:style-name="T22"> <text:s text:c="3"/></text:span><text:span text:style-name="T27">print</text:span><text:span text:style-name="T22">(</text:span><text:span text:style-name="T24">f"| Изменённое оформление вывода документов -&gt; </text:span><text:span text:style-name="T29">\n</text:span><text:span text:style-name="T24">| </text:span><text:span text:style-name="T29">{</text:span><text:span text:style-name="T22">document_new</text:span><text:span text:style-name="T29">}\n</text:span><text:span text:style-name="T24">"</text:span><text:span text:style-name="T22">+</text:span><text:span text:style-name="T24">"-"</text:span><text:span text:style-name="T22">*</text:span><text:span text:style-name="T31">264</text:span><text:span text:style-name="T22">+</text:span><text:span text:style-name="T24">"</text:span><text:span text:style-name="T29">\n</text:span><text:span text:style-name="T24">"</text:span><text:span text:style-name="T22">*</text:span><text:span text:style-name="T31">2</text:span><text:span text:style-name="T22">)</text:span><text:line-break/><text:line-break/><text:line-break/><text:span text:style-name="T29">with </text:span><text:span text:style-name="T22">sqlite3.connect(</text:span><text:span text:style-name="T24">'database.db'</text:span><text:span text:style-name="T22">)</text:span><text:span text:style-name="T29">as </text:span><text:span text:style-name="T22">cur:</text:span><text:line-break/><text:span text:style-name="T22"> <text:s text:c="3"/>con = cur.cursor()</text:span><text:line-break/><text:span text:style-name="T22"> <text:s text:c="3"/>con.execute(</text:span><text:span text:style-name="T24">"DELETE FROM users WHERE master = 'Кирилл' AND cheque &gt; 20000"</text:span><text:span text:style-name="T22">)</text:span><text:line-break/><text:span text:style-name="T22"> <text:s text:c="3"/>con.execute(</text:span><text:span text:style-name="T24">"SELECT * FROM users WHERE master = 'Кирилл'"</text:span><text:span text:style-name="T22">)</text:span><text:line-break/><text:span text:style-name="T22"> <text:s text:c="3"/>kirilla = con.fetchall()</text:span><text:line-break/><text:span text:style-name="T22"> <text:s text:c="3"/></text:span><text:span text:style-name="T27">print</text:span><text:span text:style-name="T22">(</text:span><text:span text:style-name="T24">"-"</text:span><text:span text:style-name="T22">*</text:span><text:span text:style-name="T31">264</text:span><text:span text:style-name="T22">)</text:span><text:line-break/><text:span text:style-name="T22"> <text:s text:c="3"/></text:span><text:span text:style-name="T27">print</text:span><text:span text:style-name="T22">(</text:span><text:span text:style-name="T24">f"| </text:span><text:span text:style-name="T29">{</text:span><text:span text:style-name="T22">color.UNDERLINE</text:span><text:span text:style-name="T29">}</text:span><text:span text:style-name="T24">Тут Кириллы, после удаления кириллов, у которых чек оплаты около 20000, но не больше!</text:span><text:span text:style-name="T29">{</text:span><text:span text:style-name="T22">color.END</text:span><text:span text:style-name="T29">}{</text:span><text:span text:style-name="T22">color.DARKCYAN</text:span><text:span text:style-name="T29">}\n</text:span><text:span text:style-name="T24">| </text:span><text:span text:style-name="T29">{</text:span><text:span text:style-name="T22">kirilla</text:span><text:span text:style-name="T29">}\n</text:span><text:span text:style-name="T24">"</text:span><text:span text:style-name="T22">+</text:span><text:span text:style-name="T24">"-"</text:span><text:span text:style-name="T22">*</text:span><text:span text:style-name="T31">264</text:span><text:span text:style-name="T22">+</text:span><text:span text:style-name="T24">"</text:span><text:span text:style-name="T29">\n</text:span><text:span text:style-name="T24">"</text:span><text:span text:style-name="T22">*</text:span><text:span text:style-name="T31">2</text:span><text:span text:style-name="T22">)</text:span><text:line-break/><text:line-break/><text:span text:style-name="T29">with </text:span><text:span text:style-name="T22">sqlite3.connect(</text:span><text:span text:style-name="T24">'database.db'</text:span><text:span text:style-name="T22">) </text:span><text:span text:style-name="T29">as </text:span><text:span text:style-name="T22">cur:</text:span><text:line-break/><text:span text:style-name="T22"> <text:s text:c="3"/>con = cur.cursor()</text:span><text:line-break/><text:span text:style-name="T22"> <text:s text:c="3"/>con.execute(</text:span><text:span text:style-name="T24">"DELETE FROM users WHERE master = 'Игорявый' OR(master = 'Игорь') AND cheque &gt; 30000"</text:span><text:span text:style-name="T22">)</text:span><text:line-break/><text:span text:style-name="T22"> <text:s text:c="3"/>con.execute(</text:span><text:span text:style-name="T24">"SELECT * FROM users WHERE master = 'Игорь'"</text:span><text:span text:style-name="T22">)</text:span><text:line-break/><text:span text:style-name="T22"> <text:s text:c="3"/>Igor = con.fetchall()</text:span><text:line-break/><text:span text:style-name="T22"> <text:s text:c="3"/></text:span><text:span text:style-name="T27">print</text:span><text:span text:style-name="T22">(</text:span><text:span text:style-name="T24">"-" </text:span><text:span text:style-name="T22">* </text:span><text:span text:style-name="T31">264</text:span><text:span text:style-name="T22">)</text:span><text:line-break/><text:span text:style-name="T22"> <text:s text:c="3"/></text:span><text:span text:style-name="T27">print</text:span><text:span text:style-name="T22">(</text:span><text:span text:style-name="T24">f"| </text:span><text:span text:style-name="T29">{</text:span><text:span text:style-name="T22">color.UNDERLINE</text:span><text:span text:style-name="T29">}</text:span><text:span text:style-name="T24">Тут Игорь, после удаления Игорей с зарплатой больше 30000</text:span><text:span text:style-name="T29">{</text:span><text:span text:style-name="T22">color.END</text:span><text:span text:style-name="T29">}{</text:span><text:span text:style-name="T22">color.DARKCYAN</text:span><text:span text:style-name="T29">}\n</text:span><text:span text:style-name="T24">| </text:span><text:span text:style-name="T29">{</text:span><text:span text:style-name="T22">Igor</text:span><text:span text:style-name="T29">}\n</text:span><text:span text:style-name="T24">" </text:span><text:span text:style-name="T22">+ </text:span><text:span text:style-name="T24">"-" </text:span><text:span text:style-name="T22">* </text:span><text:span text:style-name="T31">264 </text:span><text:span text:style-name="T22">+ </text:span><text:span text:style-name="T24">"</text:span><text:span text:style-name="T29">\n</text:span><text:span text:style-name="T24">" </text:span><text:span text:style-name="T22">* </text:span><text:span text:style-name="T31">2</text:span><text:span text:style-name="T22">)</text:span><text:line-break/></text:p>
      <text:p text:style-name="P26"/>
      <text:p text:style-name="P21"/>
      <text:p text:style-name="P6"><text:soft-page-break/><text:span text:style-name="T1">Протокол</text:span><text:span text:style-name="T11"> </text:span><text:span text:style-name="T1">работы</text:span><text:span text:style-name="T12"> </text:span><text:span text:style-name="T1">программы:</text:span></text:p>
      <text:p text:style-name="P32">/home/student/Документы/Zorenko_Py/venv/bin/python /home/student/Документы/Zorenko_Py/pz_15/database.py </text:p>
      <text:p text:style-name="P32">----------------------------------------------------------------------------------------------------------------------------------------------------------------------------------------------------------------------------</text:p>
      <text:p text:style-name="P32">| Вставка моего списка на 10 штук: </text:p>
      <text:p text:style-name="P32">| [(1, 'Samsung', 'Samsung', 70000, 20000101, 'Лицензиягарантийный талонинструкция', 'Константин', 35000), (2, 'Philips', 'Philips', 60000, 20000201, 'Лицензиягарантийный талонинструкция', 'Кирилл', 30000), (3, 'Sony', 'Sony', 50000, 20000501, 'Лицензия гарантийный талон инструкция', 'Игорь', 25000), (4, 'Pioneer', 'Pioneer', 40000, 20000201, 'Лицензиягарантийный талонинструкция', 'Кирилл', 20000), (5, 'Toshiba', 'Toshiba', 30000, 20000101, 'Лицензиягарантийный талонинструкция', 'Игорь', 15000), (6, 'LG', 'LG', 20000, 20000501, 'Лицензиягарантийный талонинструкция', 'Игорь', 10000), (7, 'Logitek', 'Logitek', 100000, 20000301, 'Лицензиягарантийный талонинструкция', 'Кирилл', 50000), (8, 'LGOG', 'LGOG', 120000, 20000101, 'Лицензиягарантийный талонинструкция', 'Игорь ', 60000), (9, 'CAT', 'CAT', 160000, 20000901, 'Лицензиягарантийный талонинструкция', 'Константин', 80000), (10, 'Hurma', 'Hurma', 130000, 20001201, 'Лицензиягарантийный талонинструкция', 'Игорь', 65000)]</text:p>
      <text:p text:style-name="P32">----------------------------------------------------------------------------------------------------------------------------------------------------------------------------------------------------------------------------</text:p>
      <text:p text:style-name="P32"/>
      <text:p text:style-name="P32"/>
      <text:p text:style-name="P32">----------------------------------------------------------------------------------------------------------------------------------------------------------------------------------------------------------------------------</text:p>
      <text:p text:style-name="P32">| МАСТЕРА И ИНФОРМАЦИЯ О ИХ ПРОДЕЛАННОЙ РАБОТЕ:</text:p>
      <text:p text:style-name="P32">| [('Игорь', 20001201, 'Hurma'), ('Константин', 20000901, 'CAT'), ('Игорь', 20000501, 'Sony'), ('Игорь', 20000501, 'LG'), ('Кирилл', 20000301, 'Logitek'), ('Кирилл', 20000201, 'Philips'), ('Кирилл', 20000201, 'Pioneer'), ('Константин', 20000101, 'Samsung'), ('Игорь', 20000101, 'Toshiba'), ('Игорь ', 20000101, 'LGOG')]</text:p>
      <text:p text:style-name="P32">----------------------------------------------------------------------------------------------------------------------------------------------------------------------------------------------------------------------------</text:p>
      <text:p text:style-name="P32"/>
      <text:p text:style-name="P32"/>
      <text:p text:style-name="P32">----------------------------------------------------------------------------------------------------------------------------------------------------------------------------------------------------------------------------</text:p>
      <text:p text:style-name="P32">| Последний работавший сотрудник(задействована дата)</text:p>
      <text:p text:style-name="P32">| [('Игорь', 20001201, 'Hurma')]</text:p>
      <text:p text:style-name="P32">----------------------------------------------------------------------------------------------------------------------------------------------------------------------------------------------------------------------------</text:p>
      <text:p text:style-name="P32"/>
      <text:p text:style-name="P32"/>
      <text:p text:style-name="P32">----------------------------------------------------------------------------------------------------------------------------------------------------------------------------------------------------------------------------</text:p>
      <text:p text:style-name="P32">| ТУТ МЫ СМОТРИМ КАКИЕ ИГОРЁК БРАЛ ЗАКАЗЫ, КОТОРЫЕ БЫ ХОРОШО СКЛАДЫВАЛИСЬ НА ЕГО ЗАРПЛАТЕ</text:p>
      <text:p text:style-name="P32">| [(3, 'Sony', 'Sony', 50000, 20000501, 'Лицензия гарантийный талон инструкция', 'Игорь', 25000), (10, 'Hurma', 'Hurma', 130000, 20001201, 'Лицензиягарантийный талонинструкция', 'Игорь', 65000)]</text:p>
      <text:p text:style-name="P32">----------------------------------------------------------------------------------------------------------------------------------------------------------------------------------------------------------------------------</text:p>
      <text:p text:style-name="P32"/>
      <text:p text:style-name="P32"/>
      <text:p text:style-name="P32"><text:soft-page-break/>----------------------------------------------------------------------------------------------------------------------------------------------------------------------------------------------------------------------------</text:p>
      <text:p text:style-name="P32">| ТУТ МЫ СМОТРИМ КАКИЕ ИГОРЁК БРАЛ ЗАКАЗЫ, ОПЛАТА КОТОРЫХ БЫЛА НИЗКОЙ</text:p>
      <text:p text:style-name="P32">| [(5, 'Toshiba', 'Toshiba', 30000, 20000101, 'Лицензиягарантийный талонинструкция', 'Игорь', 15000), (6, 'LG', 'LG', 20000, 20000501, 'Лицензиягарантийный талонинструкция', 'Игорь', 10000)]</text:p>
      <text:p text:style-name="P32">----------------------------------------------------------------------------------------------------------------------------------------------------------------------------------------------------------------------------</text:p>
      <text:p text:style-name="P32"/>
      <text:p text:style-name="P32"/>
      <text:p text:style-name="P32">----------------------------------------------------------------------------------------------------------------------------------------------------------------------------------------------------------------------------</text:p>
      <text:p text:style-name="P32">| Имя которое было у сотрудника изначально -&gt;</text:p>
      <text:p text:style-name="P32">| (3, 'Sony', 'Sony', 50000, 20000501, 'Лицензия гарантийный талон инструкция', 'Игорь', 25000)</text:p>
      <text:p text:style-name="P32">|</text:p>
      <text:p text:style-name="P32">| Изменения имени -&gt;</text:p>
      <text:p text:style-name="P32">| (3, 'Sony', 'Sony', 50000, 20000501, 'Лицензия гарантийный талон инструкция', 'Игорявый', 25000)</text:p>
      <text:p text:style-name="P32">----------------------------------------------------------------------------------------------------------------------------------------------------------------------------------------------------------------------------</text:p>
      <text:p text:style-name="P32"/>
      <text:p text:style-name="P32"/>
      <text:p text:style-name="P32">----------------------------------------------------------------------------------------------------------------------------------------------------------------------------------------------------------------------------</text:p>
      <text:p text:style-name="P32">| Старая марка, которая была изначальной -&gt; (1 значение - Марка, 2 значение - Производитель) </text:p>
      <text:p text:style-name="P32">| ('Logitek', 'Logitek')</text:p>
      <text:p text:style-name="P32">|</text:p>
      <text:p text:style-name="P32">| Изменения в марке, а так же в производителе -&gt; (1 значение - Марка, 2 значение - Производитель) </text:p>
      <text:p text:style-name="P32">| ('LG', 'LG')</text:p>
      <text:p text:style-name="P32">------------------------------------------------------------------------------------------------------------------------------------------------------------------------------------------------------------------------------------------------------------------------</text:p>
      <text:p text:style-name="P32"/>
      <text:p text:style-name="P32"/>
      <text:p text:style-name="P32">----------------------------------------------------------------------------------------------------------------------------------------------------------------------------------------------------------------------------</text:p>
      <text:p text:style-name="P32">| Изначальное оформление документов -&gt; </text:p>
      <text:p text:style-name="P32">| ('Лицензиягарантийный талонинструкция',)</text:p>
      <text:p text:style-name="P32">|</text:p>
      <text:p text:style-name="P32">| Изменённое оформление вывода документов -&gt; </text:p>
      <text:p text:style-name="P32">| ('Паспорт на холодильник',)</text:p>
      <text:p text:style-name="P32">----------------------------------------------------------------------------------------------------------------------------------------------------------------------------------------------------------------------------</text:p>
      <text:p text:style-name="P32"/>
      <text:p text:style-name="P32"/>
      <text:p text:style-name="P32">----------------------------------------------------------------------------------------------------------------------------------------------------------------------------------------------------------------------------</text:p>
      <text:p text:style-name="P32">| Тут Кириллы, после удаления кириллов, у которых чек оплаты около 20000, но не больше!</text:p>
      <text:p text:style-name="P32"><text:soft-page-break/>| [(4, 'Pioneer', 'Pioneer', 40000, 20000201, 'Паспорт на холодильник', 'Кирилл', 20000)]</text:p>
      <text:p text:style-name="P32">----------------------------------------------------------------------------------------------------------------------------------------------------------------------------------------------------------------------------</text:p>
      <text:p text:style-name="P32"/>
      <text:p text:style-name="P32"/>
      <text:p text:style-name="P32">----------------------------------------------------------------------------------------------------------------------------------------------------------------------------------------------------------------------------</text:p>
      <text:p text:style-name="P32">| Тут Игорь, после удаления Игорей с зарплатой больше 30000</text:p>
      <text:p text:style-name="P32">| [(5, 'Toshiba', 'Toshiba', 30000, 20000101, 'Паспорт на холодильник', 'Игорь', 15000), (6, 'LG', 'LG', 20000, 20000501, 'Паспорт на холодильник', 'Игорь', 10000)]</text:p>
      <text:p text:style-name="P32">----------------------------------------------------------------------------------------------------------------------------------------------------------------------------------------------------------------------------</text:p>
      <text:p text:style-name="P32"/>
      <text:p text:style-name="P32"/>
      <text:p text:style-name="P32"/>
      <text:p text:style-name="P32">Process finished with exit code 0</text:p>
      <text:p text:style-name="P12"/>
      <text:p text:style-name="P10"><text:tab/></text:p>
      <text:p text:style-name="P15"/>
      <text:p text:style-name="P13"/>
      <text:p text:style-name="P14">ВЫВОД:</text:p>
      <text:p text:style-name="P6"><text:span text:style-name="T2">закрепи</text:span><text:span text:style-name="T3">л</text:span><text:span text:style-name="T2"> усвоенные знания, понятия, алгоритмы, основные принципы составления программ, приобрести навыки составление программ с использованием с использованием регулярных выражений вIDE PyCharm Commun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Verdana"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ru" fo:country="RU" style:letter-kerning="true" style:font-name-asian="Verdana" style:font-size-asian="10.5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parent-style-name="Standard" style:default-outline-level="1" style:list-style-name="" style:class="text">
      <style:paragraph-properties fo:margin-left="0.233cm" fo:margin-right="0cm" fo:text-indent="0cm" style:auto-text-indent="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Anton Boyarshinov</meta:initial-creator>
    <meta:creation-date>2008-09-02T15:39:21</meta:creation-date>
    <dc:date>2024-04-10T11:59:52.631293320</dc:date>
    <meta:editing-cycles>19</meta:editing-cycles>
    <meta:editing-duration>PT1H12M55S</meta:editing-duration>
    <meta:document-statistic meta:table-count="0" meta:image-count="0" meta:object-count="0" meta:page-count="7" meta:paragraph-count="66" meta:word-count="1127" meta:character-count="14334" meta:non-whitespace-character-count="12846"/>
    <meta:user-defined meta:name="Поле 1"/>
    <meta:user-defined meta:name="Поле 2"/>
    <meta:user-defined meta:name="Поле 3"/>
    <meta:user-defined meta:name="Поле 4"/>
  </office:meta>
</office:document-meta>
</file>